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1226.9" calcext:value-type="float">
            <text:p>1226.9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slope</text:p>
          </table:table-cell>
          <table:table-cell table:formula="of:=SLOPE([.C7:.C8];[.D7:.D8])" office:value-type="float" office:value="0.000173105219122357" calcext:value-type="float">
            <text:p>0.000173105219122357</text:p>
          </table:table-cell>
          <table:table-cell table:formula="of:=SLOPE([.C7:.C8];[.E7:.E8])" office:value-type="float" office:value="0.000167785234899329" calcext:value-type="float">
            <text:p>0.000167785234899329</text:p>
          </table:table-cell>
          <table:table-cell/>
          <table:table-cell table:formula="of:=AVERAGE([.G7:.H7])" office:value-type="float" office:value="0.000170445227010843" calcext:value-type="float">
            <text:p>0.000170445227010843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4693" calcext:value-type="float">
            <text:p>4693</text:p>
          </table:table-cell>
          <table:table-cell office:value-type="float" office:value="4774" calcext:value-type="float">
            <text:p>4774</text:p>
          </table:table-cell>
          <table:table-cell office:value-type="string" calcext:value-type="string">
            <text:p>intercept</text:p>
          </table:table-cell>
          <table:table-cell table:formula="of:=INTERCEPT([.C7:.C8];[.D7:.D8])" office:value-type="float" office:value="-0.0123827933412193" calcext:value-type="float">
            <text:p>-0.0123827933412193</text:p>
          </table:table-cell>
          <table:table-cell table:formula="of:=INTERCEPT([.C7:.C8];[.E7:.E8])" office:value-type="float" office:value="-0.00100671140939601" calcext:value-type="float">
            <text:p>-0.00100671140939601</text:p>
          </table:table-cell>
          <table:table-cell/>
          <table:table-cell table:formula="of:=AVERAGE([.G8:.H8])" office:value-type="float" office:value="-0.00669475237530764" calcext:value-type="float">
            <text:p>-0.0066947523753076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kp</text:p>
          </table:table-cell>
          <table:table-cell office:value-type="float" office:value="0.334" calcext:value-type="float">
            <text:p>0.3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ki</text:p>
          </table:table-cell>
          <table:table-cell office:value-type="float" office:value="0.293" calcext:value-type="float">
            <text:p>0.293</text:p>
          </table:table-cell>
          <table:table-cell/>
          <table:table-cell office:value-type="string" calcext:value-type="string">
            <text:p>speed demand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865" calcext:value-type="float">
            <text:p>5865</text:p>
          </table:table-cell>
          <table:table-cell table:formula="of:=[.F13]*[.G7]" office:value-type="float" office:value="1.01526211015262" calcext:value-type="float">
            <text:p>1.01526211015262</text:p>
          </table:table-cell>
          <table:table-cell table:formula="of:=[.F13]*[.H7]" office:value-type="float" office:value="0.984060402684564" calcext:value-type="float">
            <text:p>0.984060402684564</text:p>
          </table:table-cell>
          <table:table-cell/>
          <table:table-cell table:formula="of:=[.J7]*[.F13]" office:value-type="float" office:value="0.999661256418593" calcext:value-type="float">
            <text:p>0.999661256418593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x spee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verage</text:p>
          </table:table-cell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Kn</text:p>
          </table:table-cell>
          <table:table-cell table:formula="of:=1/[.F19]" office:value-type="float" office:value="0.000170502983802217" calcext:value-type="float">
            <text:p>0.00017050298380221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9:35:17.982000000</meta:creation-date>
    <dc:date>2024-03-15T20:34:36.738000000</dc:date>
    <meta:editing-duration>PT59M20S</meta:editing-duration>
    <meta:editing-cycles>1</meta:editing-cycles>
    <meta:document-statistic meta:table-count="1" meta:cell-count="33" meta:object-count="0"/>
    <meta:generator>LibreOffice/7.5.4.2$Windows_X86_64 LibreOffice_project/36ccfdc35048b057fd9854c757a8b67ec53977b6</meta:generator>
  </office:meta>
</office:document-meta>
</file>